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aco" svg:font-family="Monaco, Consolas, 'Andale Mono', 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fffff"/>
    </style:style>
    <style:style style:name="P2" style:family="paragraph" style:parent-style-name="Standard">
      <style:paragraph-properties style:line-height-at-least="0.198in"/>
      <style:text-properties fo:color="#ffffff" style:font-name="Droid Sans Mono" fo:font-size="10.5pt" fo:font-weight="normal" fo:background-color="#000000"/>
    </style:style>
    <style:style style:name="P3" style:family="paragraph" style:parent-style-name="Standard">
      <style:paragraph-properties style:line-height-at-least="0.198in"/>
      <style:text-properties fo:color="#ce9178" style:font-name="Droid Sans Mono" fo:font-size="10.5pt" fo:font-weight="normal" fo:background-color="#000000"/>
    </style:style>
    <style:style style:name="P4" style:family="paragraph" style:parent-style-name="Standard">
      <style:text-properties fo:color="#ce9178" style:font-name="Droid Sans Mono" fo:font-size="10.5pt" fo:font-weight="normal" officeooo:rsid="002a575d" officeooo:paragraph-rsid="002a575d" fo:background-color="#000000"/>
    </style:style>
    <style:style style:name="P5" style:family="paragraph" style:parent-style-name="Standard">
      <style:text-properties officeooo:rsid="002305a3" officeooo:paragraph-rsid="002305a3"/>
    </style:style>
    <style:style style:name="P6" style:family="paragraph" style:parent-style-name="Standard">
      <style:text-properties officeooo:rsid="002305a3" officeooo:paragraph-rsid="002915e0"/>
    </style:style>
    <style:style style:name="P7" style:family="paragraph" style:parent-style-name="Standard">
      <style:paragraph-properties style:line-height-at-least="0.198in"/>
      <style:text-properties fo:color="#7ca668" style:font-name="Droid Sans Mono" fo:font-size="10.5pt" fo:font-weight="normal" fo:background-color="#000000"/>
    </style:style>
    <style:style style:name="P8" style:family="paragraph" style:parent-style-name="Standard">
      <style:text-properties officeooo:rsid="002649dd" officeooo:paragraph-rsid="002649dd"/>
    </style:style>
    <style:style style:name="P9" style:family="paragraph" style:parent-style-name="Standard">
      <style:text-properties officeooo:rsid="002649dd" officeooo:paragraph-rsid="002850e9"/>
    </style:style>
    <style:style style:name="P10" style:family="paragraph" style:parent-style-name="Standard">
      <style:text-properties officeooo:paragraph-rsid="0028ca00"/>
    </style:style>
    <style:style style:name="P11" style:family="paragraph" style:parent-style-name="Standard">
      <style:text-properties officeooo:rsid="0029d78a" officeooo:paragraph-rsid="0029d78a"/>
    </style:style>
    <style:style style:name="P12" style:family="paragraph" style:parent-style-name="Standard">
      <style:text-properties officeooo:rsid="002a575d" officeooo:paragraph-rsid="002a575d"/>
    </style:style>
    <style:style style:name="P13" style:family="paragraph" style:parent-style-name="Standard">
      <style:text-properties fo:font-style="normal" officeooo:rsid="002734ad" officeooo:paragraph-rsid="002850e9" style:font-style-asian="normal" style:font-style-complex="normal"/>
    </style:style>
    <style:style style:name="P14" style:family="paragraph" style:parent-style-name="Standard">
      <style:text-properties fo:font-style="normal" officeooo:rsid="002649dd" officeooo:paragraph-rsid="002649dd" style:font-style-asian="normal" style:font-style-complex="normal"/>
    </style:style>
    <style:style style:name="P15" style:family="paragraph" style:parent-style-name="Preformatted_20_Text">
      <style:text-properties officeooo:rsid="002a575d" officeooo:paragraph-rsid="002a575d"/>
    </style:style>
    <style:style style:name="T1" style:family="text">
      <style:text-properties officeooo:rsid="001c098e"/>
    </style:style>
    <style:style style:name="T2" style:family="text">
      <style:text-properties fo:color="#569cd6" style:font-name="Droid Sans Mono" fo:font-size="10.5pt" fo:font-weight="normal" fo:background-color="#000000" loext:char-shading-value="0"/>
    </style:style>
    <style:style style:name="T3" style:family="text">
      <style:text-properties fo:color="#ce9178" style:font-name="Droid Sans Mono" fo:font-size="10.5pt" fo:font-weight="normal" fo:background-color="#000000" loext:char-shading-value="0"/>
    </style:style>
    <style:style style:name="T4" style:family="text">
      <style:text-properties style:font-name="Droid Sans Mono" fo:font-size="10.5pt" fo:font-weight="normal" fo:background-color="#000000"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734ad" style:font-style-asian="normal" style:font-style-complex="normal"/>
    </style:style>
    <style:style style:name="T8" style:family="text">
      <style:text-properties fo:font-style="normal" officeooo:rsid="002850e9" style:font-style-asian="normal" style:font-style-complex="normal"/>
    </style:style>
    <style:style style:name="T9" style:family="text">
      <style:text-properties fo:font-style="normal" officeooo:rsid="002649dd" style:font-style-asian="normal" style:font-style-complex="normal"/>
    </style:style>
    <style:style style:name="T10" style:family="text">
      <style:text-properties fo:font-style="normal" officeooo:rsid="0028ca00" style:font-style-asian="normal" style:font-style-complex="normal"/>
    </style:style>
    <style:style style:name="T11" style:family="text">
      <style:text-properties fo:font-variant="normal" fo:text-transform="none" fo:color="#000000" style:font-name="Monaco" fo:font-size="11.2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000000" style:font-name="Monaco" fo:font-size="11.25pt" fo:letter-spacing="normal" fo:font-style="normal" fo:font-weight="normal" officeooo:rsid="002cf62d" loext:padding="0in" loext:border="none"/>
    </style:style>
    <style:style style:name="T13" style:family="text">
      <style:text-properties fo:color="#000000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kubectl config current-context – information about current cluster</text:p>
      <text:p text:style-name="P5">cat config/credentials/production.key - rails-master-key </text:p>
      <text:p text:style-name="P5">kubectl create secret generic rails-master-key – from-literal=rails-master-key=0fcff1a085933e2e02d60ea3c9290a61 – create secret <text:s/>rails-master-key</text:p>
      <text:p text:style-name="P6"><text:span text:style-name="T6">kubectl create secret generic </text:span><text:span text:style-name="T8">database-password</text:span><text:span text:style-name="T6"> – from-literal=</text:span><text:span text:style-name="T8">database-password</text:span><text:span text:style-name="T6">=</text:span><text:span text:style-name="T8">qwerty1234</text:span><text:span text:style-name="T6"> – </text:span><text:span text:style-name="T10">create secret </text:span><text:span text:style-name="T8">database-password</text:span></text:p>
      <text:p text:style-name="P8">kubectl apply -f deployment/kubernetes/rails-deployment.yml</text:p>
      <text:p text:style-name="P8">kubectl apply -f deployment/kubernetes/rails-service.yml<text:line-break/>kubectl get service – see external IP of service (it’s IP for connect to applications)<text:line-break/></text:p>
      <text:p text:style-name="P11">edit config/production.rb<text:line-break/>config.action_controlller.asset_host = “#{ENV[‘STATIC_FILES_ENDPOINT’]}/#{ENV[‘FRONTEND_VERSION’]}”</text:p>
      <text:p text:style-name="P11"/>
      <text:p text:style-name="P12">Create bucket on AWS but we use GCP so we need use same but only for GCP</text:p>
      <text:p text:style-name="P12"/>
      <text:p text:style-name="P15"><text:span text:style-name="Source_20_Text"><text:span text:style-name="T11">kubectl create secret generic app-key –from-file=/path/to/credentials.json – </text:span></text:span><text:span text:style-name="Source_20_Text"><text:span text:style-name="T12">prepare credential for K8S</text:span></text:span></text:p>
      <text:p text:style-name="P12"/>
      <text:p text:style-name="P12"/>
      <text:p text:style-name="P4"><text:span text:style-name="T13">us-docker.pkg.dev</text:span>/</text:p>
      <text:p text:style-name="P12"/>
      <text:p text:style-name="P12"/>
      <text:p text:style-name="P12"/>
      <text:p text:style-name="P12"/>
      <text:p text:style-name="P12"/>
      <text:p text:style-name="P9">DEBUG:<text:line-break/>kubectl get deployment<text:line-break/>kubectl get pod<text:line-break/>kubectl exec -it &lt;pod&gt; – /<text:span text:style-name="T5">bin</text:span><text:span text:style-name="T6">/bash – enter to container<text:line-break/>ls log – see list of log files<text:line-break/>cat log/production.log<text:line-break/>if empty need renew our page repeatedly<text:line-break/></text:span><text:span text:style-name="T7">else enter to another pod.</text:span></text:p>
      <text:p text:style-name="P13"/>
      <text:p text:style-name="P10"><text:span text:style-name="T7"><text:line-break/></text:span><text:span text:style-name="T9"> <text:s/></text:span></text:p>
      <text:p text:style-name="P14"/>
      <text:p text:style-name="P5"/>
      <text:p text:style-name="Standard"/>
      <text:p text:style-name="P7">#development:</text:p>
      <text:p text:style-name="P7"># &lt;&lt;: *default</text:p>
      <text:p text:style-name="P7"># database: rubysocial_development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Changed password for user [apm_system]</text:p>
      <text:p text:style-name="Standard">Changed password for user [kibana_system]</text:p>
      <text:p text:style-name="Standard">Changed password for user [kibana]</text:p>
      <text:p text:style-name="Standard"><text:soft-page-break/>Changed password for user [logstash_system]</text:p>
      <text:p text:style-name="Standard">Changed password for user [beats_system]</text:p>
      <text:p text:style-name="Standard">Changed password for user [remote_monitoring_user]</text:p>
      <text:p text:style-name="Standard">Changed password for user [elastic]</text:p>
      <text:p text:style-name="Standard"/>
      <text:p text:style-name="Standard">filter {</text:p>
      <text:p text:style-name="Standard"><text:s text:c="2"/>if [docker][container][name] == "task7VM1" {</text:p>
      <text:p text:style-name="Standard"><text:s text:c="4"/>grok {</text:p>
      <text:p text:style-name="Standard"><text:s text:c="6"/>match =&gt; { 'message' =&gt; [ '%{YEAR:year}/%{MONTHNUM:month}/%{MONTHDAY:day} %{TIME:time}', '%{MONTHDAY:date}/%{MONTH:month}/%{YEAR:year}:%{TIME:time}', '%{LOGLEVEL:level}: %{GREEDYDATA:text}', '%{IP:hostip}', '%{GREEDYDATA:message}' ] }</text:p>
      <text:p text:style-name="Standard"><text:s text:c="3"/>add_field =&gt; { 'timestamp' =&gt; '%{year}-%{month}-%{date}T%{time}Z' }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filter {</text:p>
      <text:p text:style-name="Standard"><text:s text:c="2"/>if [docker][image] == "jenkins" {</text:p>
      <text:p text:style-name="Standard"><text:s text:c="4"/>grok {</text:p>
      <text:p text:style-name="Standard"><text:s text:c="6"/>match =&gt; { 'message' =&gt; [ '%{YEAR:year}/%{MONTHNUM:month}/%{MONTHDAY:day} %{TIME:time}', '%{MONTHDAY:date}/%{MONTH:month}/%{YEAR:year}:%{TIME:time}', '%{LOGLEVEL:level}: %{GREEDYDATA:text}', '%{IP:hostip}', '%{GREEDYDATA:message}' ] }</text:p>
      <text:p text:style-name="Standard"><text:s text:c="3"/>add_field =&gt; { 'timestamp' =&gt; '%{year}-%{month}-%{date}T%{time}Z' }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/>
      <text:p text:style-name="Standard"># ============================== Filebeat inputs ===============================</text:p>
      <text:p text:style-name="Standard"/>
      <text:p text:style-name="Standard">filebeat.inputs:</text:p>
      <text:p text:style-name="Standard">- type: docker</text:p>
      <text:p text:style-name="Standard"><text:s text:c="2"/>containers.ids:</text:p>
      <text:p text:style-name="Standard"><text:s text:c="10"/>- '*'</text:p>
      <text:p text:style-name="Standard"># ------------------------------ Logstash Output -------------------------------</text:p>
      <text:p text:style-name="Standard">output.logstash:</text:p>
      <text:p text:style-name="Standard"><text:s text:c="2"/># The Logstash hosts</text:p>
      <text:p text:style-name="Standard"><text:s text:c="2"/>hosts: ["127.0.0.1:5044"]</text:p>
      <text:p text:style-name="Standard"/>
      <text:p text:style-name="Standard">27888254-55b4-417c-93ac-c226360118eb – <text:span text:style-name="T1">access token docker hub</text:span></text:p>
      <text:p text:style-name="Standard"/>
      <text:p text:style-name="P1"><text:span text:style-name="T2">secret_key_base</text:span><text:span text:style-name="T4">: </text:span><text:span text:style-name="T3">ba1805d2e0dc49f5248f476b385c360d897770c94e9f805d1b190423d3b26fbbe5a0d6a1932a79ab6cb5feaae7098348acf0cc5e5cb1206356e3f8c2f4338c</text:span></text:p>
      <text:p text:style-name="P3"/>
      <text:p text:style-name="P3"/>
      <text:p text:style-name="P3"># docker tag $IMAGE_NAME:latest us-docker.pkg.dev/$PROJECT_ID/gcr.io/$IMAGE_NAME:latest</text:p>
      <text:p text:style-name="P3"># docker push us-central1-docker.pkg.dev/$PROJECT_ID/gcr.io/$IMAGE_NAME:latest</text:p>
      <text:p text:style-name="P3"><text:soft-page-break/></text:p>
      <text:p text:style-name="P3"/>
      <text:p text:style-name="P3"/>
      <text:p text:style-name="P3">docker tag $IMAGE_NAME:latest us-docker.pkg.dev/$PROJECT_ID/images/$IMAGE_NAME:latest</text:p>
      <text:p text:style-name="P3">docker tag $IMAGE_NAME:latest us-docker.pkg.dev/$PROJECT_ID/images/$IMAGE_NAME:$GIT_TAG</text:p>
      <text:p text:style-name="P3">docker push us-docker.pkg.dev/$PROJECT_ID/images/$IMAGE_NAME:latest</text:p>
      <text:p text:style-name="P3">docker push us-docker.pkg.dev/$PROJECT_ID/images/$IMAGE_NAME:$GIT_TAG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aco" svg:font-family="Monaco, Consolas, 'Andale Mono', 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18:03:18.088655267</meta:creation-date>
    <dc:date>2022-07-22T14:30:16.446225808</dc:date>
    <meta:editing-duration>PT14H36M40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284" meta:character-count="3201" meta:non-whitespace-character-count="2896"/>
  </office:meta>
</office:document-meta>
</file>